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2.4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1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1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3/49</text:p>
          </table:table-cell>
          <table:table-cell table:number-columns-repeated="2" office:value-type="string">
            <text:p>1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6.9387755102041">
            <text:p>46.94</text:p>
          </table:table-cell>
          <table:table-cell table:number-columns-repeated="2" office:value-type="float" office:value="30.6122448979592">
            <text:p>30.61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c,j,k,s,v,y,7,aa,11,ad,ae,3,af,ag,ai,ak,al,an,ao,8,2,4,6,</text:p>
          </table:table-cell>
          <table:table-cell office:value-type="string">
            <text:p>c,k,s,y,7,aa,11,ae,ag,ai,ak,al,an,ao,8,</text:p>
          </table:table-cell>
          <table:table-cell office:value-type="string">
            <text:p>c,k,s,y,7,aa,11,ae,ag,ai,ak,al,an,ao,8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58:42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